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style:text-underline-style="solid" style:text-underline-width="auto" style:text-underline-color="font-color" officeooo:rsid="0030bd8b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officeooo:rsid="01518117" officeooo:paragraph-rsid="01518117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5808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b462a" officeooo:paragraph-rsid="014b462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18117" officeooo:paragraph-rsid="0152b4b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b4b4" officeooo:paragraph-rsid="0152b4b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52ae73" officeooo:paragraph-rsid="0050d097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10ff5b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518117" officeooo:paragraph-rsid="01518117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11" style:family="paragraph" style:parent-style-name="Standard">
      <style:text-properties style:font-name="Corbel" fo:language="zxx" fo:country="none" style:text-underline-style="solid" style:text-underline-width="auto" style:text-underline-color="font-color" officeooo:rsid="01518117" officeooo:paragraph-rsid="01518117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518117" officeooo:paragraph-rsid="0152b4b4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b4b4" officeooo:paragraph-rsid="0152b4b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b4b4" officeooo:paragraph-rsid="0152d3c2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b4b4" officeooo:paragraph-rsid="0154c46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d3c2" officeooo:paragraph-rsid="0152d3c2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d3c2" officeooo:paragraph-rsid="0154c46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492a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52b4b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4c46a" officeooo:paragraph-rsid="0154c46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115bb90"/>
    </style:style>
    <style:style style:name="T3" style:family="text">
      <style:text-properties style:font-style-asian="italic" style:font-style-complex="italic"/>
    </style:style>
    <style:style style:name="T4" style:family="text">
      <style:text-properties style:text-line-through-style="none" style:text-line-through-type="none" style:text-blinking="false" loext:padding="0in" loext:border="none"/>
    </style:style>
    <style:style style:name="T5" style:family="text">
      <style:text-properties style:text-line-through-style="none" style:text-line-through-type="none" officeooo:rsid="0033c1fa" style:text-blinking="false" loext:padding="0in" loext:border="none"/>
    </style:style>
    <style:style style:name="T6" style:family="text">
      <style:text-properties officeooo:rsid="0152b4b4"/>
    </style:style>
    <style:style style:name="T7" style:family="text">
      <style:text-properties officeooo:rsid="0152d3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</text:span><text:span text:style-name="T1">asy German Phrase Book</text:span></text:p>
      <text:p text:style-name="P1"/>
      <text:p text:style-name="P11">Colors</text:p>
      <text:p text:style-name="P9"/>
      <text:p text:style-name="P9"/>
      <text:p text:style-name="P9"/>
      <text:p text:style-name="P9"/>
      <text:p text:style-name="P10">Gold, <text:s text:c="4"/><text:tab/>Blau,<text:tab/><text:tab/>Lila,<text:tab/><text:tab/>Hellblau, <text:tab/>Weiß, <text:tab/><text:tab/>Rot, <text:tab/><text:tab/>Violett, <text:tab/></text:p>
      <text:p text:style-name="P10">[ gold ]<text:tab/><text:tab/>[ blaw ]<text:tab/><text:tab/>[ lila ]<text:tab/><text:tab/>[ ħelblaw ]<text:tab/>[ vajs ]<text:tab/><text:tab/>[ rot ]<text:tab/><text:tab/>[ vjolet ]</text:p>
      <text:p text:style-name="P10">Gold <text:s/><text:tab/><text:tab/>Blue <text:s/><text:tab/><text:tab/>Purple <text:s/><text:tab/><text:tab/>Light Blue <text:s/><text:tab/>White<text:tab/><text:tab/>Red<text:tab/><text:tab/>Violet</text:p>
      <text:p text:style-name="P10"/>
      <text:p text:style-name="P10">Schwarz, <text:tab/>Rosa, <text:tab/><text:tab/>Grau, <text:tab/><text:tab/>Grün, <text:tab/><text:tab/>Braun, <text:tab/><text:tab/>Silber</text:p>
      <text:p text:style-name="P10">[ xvaz ]<text:tab/><text:tab/>[ roża ]<text:tab/><text:tab/>[ graw ]<text:tab/><text:tab/>[ grun ]<text:tab/><text:tab/>[ brawn ]<text:tab/>[ żeb<text:span text:style-name="T6">a</text:span>a ]</text:p>
      <text:p text:style-name="P12">Black<text:tab/><text:tab/>Pink<text:tab/><text:tab/>Grey<text:tab/><text:tab/>Green<text:tab/><text:tab/>Brown<text:tab/><text:tab/>Silver</text:p>
      <text:p text:style-name="P6"><text:span text:style-name="T5"/></text:p>
      <text:p text:style-name="P19"><text:span text:style-name="T4">_________________________________________________________________________________________________</text:span></text:p>
      <text:p text:style-name="P5"><text:s/></text:p>
      <text:p text:style-name="P7">Welche Farbe hat dieses Zeichen?<text:tab/><text:tab/><text:tab/><text:tab/><text:span text:style-name="T7">W</text:span>hat color is this symbol?</text:p>
      <text:p text:style-name="P7"/>
      <text:p text:style-name="P15">[ veħje <text:s text:c="2"/>fabe <text:s text:c="2"/>ħat <text:s text:c="2"/><text:span text:style-name="T7">diż-iż</text:span> <text:s text:c="2"/>zaj-ħin]</text:p>
      <text:p text:style-name="P7"/>
      <text:p text:style-name="P14">Welche<text:tab/><text:tab/>-&gt;<text:tab/><text:tab/><text:span text:style-name="T7">which<text:tab/><text:tab/><text:tab/><text:tab/>Farbe<text:tab/><text:tab/><text:tab/>-&gt;<text:tab/><text:tab/>color</text:span></text:p>
      <text:p text:style-name="P16">[ veħ-je<text:tab/>]<text:tab/><text:tab/><text:tab/><text:tab/><text:tab/><text:tab/><text:tab/>[ fa-be ]</text:p>
      <text:p text:style-name="P16"/>
      <text:p text:style-name="P16">hat<text:tab/><text:tab/>-&gt;<text:tab/><text:tab/>has<text:tab/><text:tab/><text:tab/><text:tab/>dieses<text:tab/><text:tab/><text:tab/>-&gt;<text:tab/><text:tab/>this</text:p>
      <text:p text:style-name="P17">[ ħat ]<text:tab/><text:tab/><text:tab/><text:tab/><text:tab/><text:tab/><text:tab/><text:tab/>[ diż-iż ]</text:p>
      <text:p text:style-name="P16"/>
      <text:p text:style-name="P14">Zeichen<text:tab/>-&gt;<text:tab/><text:tab/><text:span text:style-name="T7">sign</text:span></text:p>
      <text:p text:style-name="P14"><text:span text:style-name="T7">[ zaj-ħin ]</text:span></text:p>
      <text:p text:style-name="P14"/>
      <text:p text:style-name="P14"/>
      <text:p text:style-name="P16">Ist der Cartoon in Farbe?<text:tab/><text:tab/><text:tab/><text:tab/><text:tab/>Is the cartoon in color?</text:p>
      <text:p text:style-name="P16">[ ist der <text:s/>kartun in fabe? ]</text:p>
      <text:p text:style-name="P16"/>
      <text:p text:style-name="P16"/>
      <text:p text:style-name="P16">Ist diese Fernsehshow in Farbe?<text:tab/><text:tab/><text:tab/><text:tab/>Is this television show in color?</text:p>
      <text:p text:style-name="P16">[ ist di-że <text:s/>fenżi-xow in fabe? ]</text:p>
      <text:p text:style-name="P16"/>
      <text:p text:style-name="P16"/>
      <text:p text:style-name="P16">Das is ein roter Stift.<text:tab/><text:tab/><text:tab/><text:tab/><text:tab/><text:tab/>This is a red pen.</text:p>
      <text:p text:style-name="P16">[ das is ajn ro-ta xtift ]</text:p>
      <text:p text:style-name="P16"/>
      <text:p text:style-name="P20">Dieses Blatt Papier ist blau.<text:tab/><text:tab/><text:tab/><text:tab/><text:tab/>This sheet of paper is blue.</text:p>
      <text:p text:style-name="P20">[ diż-iż <text:s/>blat papir <text:s/>ist blaw ]</text:p>
      <text:p text:style-name="P20"/>
      <text:p text:style-name="P20">Blatt <text:tab/><text:tab/>-&gt;<text:tab/><text:tab/>sheet<text:tab/><text:tab/><text:tab/><text:tab/>Papier<text:tab/><text:tab/>-&gt; <text:tab/>paper</text:p>
      <text:p text:style-name="P20">[ blat ]<text:tab/><text:tab/><text:tab/><text:tab/><text:tab/><text:tab/><text:tab/><text:tab/>[ papir ]</text:p>
      <text:p text:style-name="P18"><text:soft-page-break/>_________________________________________________________________________________________________</text:p>
      <text:p text:style-name="P3"/>
      <text:p text:style-name="P4"><text:s text:c="2"/></text:p>
      <text:p text:style-name="P8"><text:span text:style-name="T3">Ż ż<text:tab/></text:span>Ħ ħ <text:tab/>Ċ ċ<text:tab/>Ġ ġ <text:tab/>Ä ä<text:tab/>Ö ö<text:tab/>Ü ü 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7-11T19:54:59.276374893</dc:date>
    <meta:editing-duration>P1DT2H30M58S</meta:editing-duration>
    <meta:editing-cycles>156</meta:editing-cycles>
    <meta:generator>LibreOffice/24.2.4.2$Linux_X86_64 LibreOffice_project/420$Build-2</meta:generator>
    <meta:document-statistic meta:table-count="0" meta:image-count="0" meta:object-count="0" meta:page-count="2" meta:paragraph-count="31" meta:word-count="215" meta:character-count="1257" meta:non-whitespace-character-count="938"/>
  </office:meta>
</office:document-meta>
</file>